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Μέρος Α</text:p>
      <text:p text:style-name="P1"/>
      <text:p text:style-name="P1">Άσκηση 1</text:p>
      <text:p text:style-name="P1"/>
      <text:p text:style-name="P1">Το συγκεκριμένο είναι ένα πολύ απλό πρόβλημα και συνεπώς, ο γενετικός αλγόριθμος που κατασκευάσαμε για να το λύσει, βρίσκει την βέλτιστη λύση σχεδόν για όλους τους συνδυασμούς τιμών <text:span text:style-name="T1">population, crossover probability </text:span>και <text:span text:style-name="T1">mutation probability. </text:span>Συγκεκριμένα, χρησιμοποιήσαμε χρωμοσώματα μεγέθους <text:span text:style-name="T1">n=20 </text:span>γονιδίων, καθένα από τα οποία έπαιρνε τιμές 0 ή 1, και στόχος του αλγορίθμου ήταν να ελαχιστοποιήσει την τιμή<text:span text:style-name="T4"> </text:span><text:span text:style-name="T5">20-</text:span><text:span text:style-name="T2">sum(chromosome)</text:span><text:span text:style-name="T3">.</text:span></text:p>
      <text:p text:style-name="P1"><text:span text:style-name="T2"/></text:p>
      <text:p text:style-name="P1">Γενικά παρατηρήσαμε πως σε όλες τις περιπτώσεις, όταν ο πληθυσμός των χρωμοσωμάτων ξεπερνούσε τα 20, ο αλγόριθμος έβρισκε πάντα την βέλτιστη λύση. Επιπλέον, κατά κανόνα, αυξάνοντας την πιθανότητα μετάλλαξης από 0.01 μέχρι 0.2, η επίδοση του αλγορίθμου βελτιωνόταν. Αντίθετα, κάτι τέτοιο δεν παρατηρήθηκε κατά την μεταβολή της πιθανότητας <text:span text:style-name="T1">crossover, </text:span>όπου ο αλγόριθμος παρουσιάζε ομοιόμορφα αποτελέσματα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mitris Housiadas</meta:initial-creator>
    <meta:creation-date>2017-02-02T20:09:27.60</meta:creation-date>
    <dc:date>2017-02-02T20:29:23.92</dc:date>
    <dc:creator>Dimitris Housiadas</dc:creator>
    <meta:editing-duration>PT4M14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4" meta:word-count="118" meta:character-count="844"/>
  </office:meta>
</office:document-meta>
</file>